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20pt" fo:font-weight="bold" officeooo:rsid="000eaecd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officeooo:rsid="00100f3c"/>
    </style:style>
    <style:style style:name="P3" style:family="paragraph" style:parent-style-name="Preformatted_20_Text">
      <style:text-properties officeooo:rsid="00100f3c" officeooo:paragraph-rsid="00100f3c"/>
    </style:style>
    <style:style style:name="P4" style:family="paragraph" style:parent-style-name="Preformatted_20_Text">
      <style:text-properties officeooo:paragraph-rsid="00100f3c"/>
    </style:style>
    <style:style style:name="P5" style:family="paragraph" style:parent-style-name="Preformatted_20_Text">
      <style:text-properties fo:font-size="10pt" officeooo:rsid="00100f3c" officeooo:paragraph-rsid="00100f3c" style:font-size-asian="10pt" style:font-size-complex="10pt"/>
    </style:style>
    <style:style style:name="P6" style:family="paragraph" style:parent-style-name="Preformatted_20_Text">
      <style:paragraph-properties fo:margin-left="2.501cm" fo:margin-right="0cm" fo:text-indent="0cm" style:auto-text-indent="false"/>
      <style:text-properties fo:font-weight="bold" officeooo:rsid="00100f3c" officeooo:paragraph-rsid="00100f3c" style:font-weight-asian="bold" style:font-weight-complex="bold"/>
    </style:style>
    <style:style style:name="P7" style:family="paragraph" style:parent-style-name="Preformatted_20_Text">
      <style:text-properties officeooo:paragraph-rsid="00100f3c"/>
    </style:style>
    <style:style style:name="P8" style:family="paragraph" style:parent-style-name="Preformatted_20_Text">
      <style:text-properties officeooo:paragraph-rsid="00134a3a"/>
    </style:style>
    <style:style style:name="P9" style:family="paragraph" style:parent-style-name="Preformatted_20_Text">
      <style:paragraph-properties fo:margin-left="2.501cm" fo:margin-right="0cm" fo:text-indent="0cm" style:auto-text-indent="false"/>
      <style:text-properties fo:font-weight="bold" officeooo:paragraph-rsid="00100f3c" style:font-weight-asian="bold" style:font-weight-complex="bold"/>
    </style:style>
    <style:style style:name="P10" style:family="paragraph" style:parent-style-name="Preformatted_20_Text">
      <style:paragraph-properties fo:margin-left="2.501cm" fo:margin-right="0cm" fo:text-indent="0cm" style:auto-text-indent="false"/>
      <style:text-properties fo:font-weight="bold" officeooo:rsid="00134a3a" officeooo:paragraph-rsid="00134a3a" style:font-weight-asian="bold" style:font-weight-complex="bold"/>
    </style:style>
    <style:style style:name="T1" style:family="text">
      <style:text-properties officeooo:rsid="00100f3c"/>
    </style:style>
    <style:style style:name="T2" style:family="text">
      <style:text-properties fo:font-weight="bold" officeooo:rsid="00100f3c" style:font-weight-asian="bold" style:font-weight-complex="bold"/>
    </style:style>
    <style:style style:name="T3" style:family="text">
      <style:text-properties officeooo:rsid="00134a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 Shirt</text:span> </text:p>
      <text:p text:style-name="P5"><text:span text:style-name="T3">Grauhouz</text:span> 2011</text:p>
      <text:p text:style-name="P5"/>
      <text:p text:style-name="P3"><text:span text:style-name="T3">hm <text:s text:c="5"/>G Asus4/F# A </text:span><text:tab/><text:tab/><text:tab/><text:span text:style-name="T3">136</text:span></text:p>
      <text:p text:style-name="Preformatted_20_Text"/>
      <text:p text:style-name="P8"><text:span text:style-name="T3">Besser, viu viu besser<text:line-break/>Geits mir wider wenn i di gseh<text:line-break/>Z letschte Mau wo mir si zäme gsy<text:line-break/>Heimer nume gschnuret über di<text:line-break/>Vis a vis vom Hosesalon<text:line-break/>Hani dir es Tshirt gchouft<text:line-break/>I weises no so genau<text:line-break/>Aus wärs ersch grad geschter gsy<text:line-break/><text:line-break/></text:span></text:p>
      <text:p text:style-name="P9"><text:span text:style-name="T1">Chorus: </text:span></text:p>
      <text:p text:style-name="P10">D <text:s text:c="5"/>A <text:s text:c="14"/>hm</text:p>
      <text:p text:style-name="P10">I wott wüsse wies der geit<text:line-break/> G <text:s text:c="8"/>A <text:s text:c="10"/>hm <text:s text:c="2"/>F# <text:line-break/>Ob dir mis Tshirt no immer e so steit <text:s text:c="2"/></text:p>
      <text:p text:style-name="P10">D <text:s text:c="5"/>A <text:s text:c="14"/>hm</text:p>
      <text:p text:style-name="P10">I wott wüsse wies der geit<text:line-break/> G <text:s text:c="8"/>A <text:s text:c="10"/>hm <text:s text:c="2"/><text:line-break/>Ob dir mis Tshirt no immer e so steit </text:p>
      <text:p text:style-name="P10"/>
      <text:p text:style-name="P10"/>
      <text:p text:style-name="P8"><text:line-break/><text:span text:style-name="T3">E churzi Zit, e churze Momänt<text:line-break/>Nume viu z schnäu verbi</text:span></text:p>
      <text:p text:style-name="P8"><text:span text:style-name="T3">Hesch di dünn gmacht, bisch dervo<text:line-break/>U sithär nieme umecho</text:span></text:p>
      <text:p text:style-name="P8"><text:span text:style-name="T3">E churze Momänt, e Ougeblick <text:line-break/>U aues wird angers aus itz, <text:line-break/>Aus itz<text:line-break/></text:span></text:p>
      <text:p text:style-name="P2"/>
      <text:p text:style-name="Preformatted_20_Text"/>
      <text:p text:style-name="P6">Chorus</text:p>
      <text:p text:style-name="Preformatted_20_Text"/>
      <text:p text:style-name="P4"><text:span text:style-name="T1">Interlude: E7#9 <text:s/>D A x4 (Mis Tshirt x3)</text:span></text:p>
      <text:p text:style-name="Preformatted_20_Text"/>
      <text:p text:style-name="P8"><text:span text:style-name="T3">Ohne Drum: Besser, viu viu besser<text:line-break/>Geits mir wider wenn i di gseh<text:line-break/><text:line-break/> <text:tab/><text:tab/></text:span><text:span text:style-name="T2">Chorus<text:line-break/></text:span></text:p>
      <text:p text:style-name="P8"><text:span text:style-name="T2"><text:tab/><text:tab/>Chorus</text:span></text:p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3-24T11:41:33</meta:creation-date>
    <dc:date>2017-12-07T21:17:50.452970152</dc:date>
    <dc:creator>benutzer </dc:creator>
    <meta:editing-duration>PT40M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56" meta:character-count="829" meta:non-whitespace-character-count="578"/>
  </office:meta>
</office:document-meta>
</file>